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20c8f5" officeooo:paragraph-rsid="01296a3f"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0e97b35" officeooo:paragraph-rsid="01296a3f"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6" style:family="paragraph" style:parent-style-name="Preformatted_20_Text">
      <style:paragraph-properties fo:text-align="center" style:justify-single-word="false"/>
      <style:text-properties officeooo:paragraph-rsid="00083d4b"/>
    </style:style>
    <style:style style:name="P7"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8"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12b0bf4" officeooo:paragraph-rsid="012b0bf4" style:font-name-asian="Nimbus Mono L" style:font-size-asian="12pt" style:font-style-asian="italic" style:font-weight-asian="bold" style:font-name-complex="Liberation Mono" style:font-size-complex="12pt" style:font-style-complex="italic" style:font-weight-complex="bold"/>
    </style:style>
    <style:style style:name="P9"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0"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1"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12" style:family="paragraph" style:parent-style-name="Preformatted_20_Text" style:master-page-name="">
      <style:paragraph-properties style:page-number="auto"/>
      <style:text-properties style:font-name="Liberation Serif" fo:font-size="13pt" fo:font-style="normal" style:text-underline-style="none" fo:font-weight="bold" officeooo:rsid="0127cb5f" officeooo:paragraph-rsid="0127cb5f" style:font-size-asian="13pt" style:font-style-asian="normal" style:font-weight-asian="bold" style:font-size-complex="13pt" style:font-style-complex="normal" style:font-weight-complex="bold"/>
    </style:style>
    <style:style style:name="P13"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4" style:family="paragraph" style:parent-style-name="Preformatted_20_Text">
      <style:text-properties fo:font-size="13pt" officeooo:paragraph-rsid="00b05fed" style:font-size-asian="13pt" style:font-size-complex="13pt"/>
    </style:style>
    <style:style style:name="P15" style:family="paragraph" style:parent-style-name="Preformatted_20_Text">
      <style:text-properties fo:font-size="13pt" officeooo:paragraph-rsid="0120c8f5" style:font-size-asian="13pt" style:font-size-complex="13pt"/>
    </style:style>
    <style:style style:name="P16" style:family="paragraph" style:parent-style-name="Preformatted_20_Text">
      <style:text-properties fo:font-size="13pt" officeooo:paragraph-rsid="0127cb5f" style:font-size-asian="13pt" style:font-size-complex="13pt"/>
    </style:style>
    <style:style style:name="P17"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8"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9" style:family="paragraph" style:parent-style-name="Preformatted_20_Text">
      <style:text-properties style:font-name="Liberation Sans" fo:font-size="13pt" fo:font-style="normal" style:text-underline-style="none" officeooo:rsid="010c8510" officeooo:paragraph-rsid="01327b59" fo:background-color="transparent"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style:font-name="Liberation Sans" fo:font-size="13pt" fo:font-style="normal" style:text-underline-style="none" officeooo:rsid="012950df" officeooo:paragraph-rsid="0127cb5f"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327b59" style:font-size-asian="13pt" style:font-size-complex="13pt"/>
    </style:style>
    <style:style style:name="P22" style:family="paragraph" style:parent-style-name="Preformatted_20_Text">
      <style:text-properties fo:font-size="13pt" officeooo:rsid="013bdba8" officeooo:paragraph-rsid="013bdba8" style:font-size-asian="13pt" style:font-size-complex="13pt"/>
    </style:style>
    <style:style style:name="P23" style:family="paragraph" style:parent-style-name="Preformatted_20_Text">
      <style:text-properties fo:font-size="13pt" officeooo:paragraph-rsid="013bdba8" style:font-size-asian="13pt" style:font-size-complex="13pt"/>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27cb5f"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27cb5f"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2b0bf4"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321b64"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376de7" style:font-name-asian="Nimbus Mono L" style:font-size-asian="16pt" style:font-weight-asian="bold" style:font-name-complex="Liberation Mono" style:font-size-complex="16pt" style:font-weight-complex="bold"/>
    </style:style>
    <style:style style:name="T9"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2bed5b"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321b64"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3abe0f" style:font-name-asian="Nimbus Mono L" style:font-style-asian="normal" style:font-name-complex="Liberation Mono" style:font-style-complex="normal"/>
    </style:style>
    <style:style style:name="T17" style:family="text">
      <style:text-properties style:font-name="Liberation Sans" fo:font-style="normal" style:text-underline-style="none" fo:background-color="transparent" loext:char-shading-value="0"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296a3f"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2a30a6"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30b320"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327b59"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33e2db"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34a0c2"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3bdba8"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3c55a1"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03e7444" fo:background-color="transparent" loext:char-shading-value="0" style:font-style-asian="normal" style:font-style-complex="normal"/>
    </style:style>
    <style:style style:name="T35" style:family="text">
      <style:text-properties style:font-name="Liberation Sans" fo:font-style="normal" style:text-underline-style="none" officeooo:rsid="00e307b6" fo:background-color="transparent" loext:char-shading-value="0" style:font-style-asian="normal" style:font-style-complex="normal"/>
    </style:style>
    <style:style style:name="T36" style:family="text">
      <style:text-properties style:font-name="Liberation Sans" fo:font-style="normal" style:text-underline-style="none" officeooo:rsid="00083d4b" fo:background-color="transparent" loext:char-shading-value="0" style:font-style-asian="normal" style:font-style-complex="normal"/>
    </style:style>
    <style:style style:name="T37" style:family="text">
      <style:text-properties style:font-name="Liberation Sans" fo:font-style="normal" style:text-underline-style="none" officeooo:rsid="0123a160" fo:background-color="transparent" loext:char-shading-value="0" style:font-style-asian="normal" style:font-style-complex="normal"/>
    </style:style>
    <style:style style:name="T38" style:family="text">
      <style:text-properties style:font-name="Liberation Sans" fo:font-style="normal" style:text-underline-style="none" officeooo:rsid="0130b320" fo:background-color="transparent" loext:char-shading-value="0" style:font-style-asian="normal" style:font-style-complex="normal"/>
    </style:style>
    <style:style style:name="T39" style:family="text">
      <style:text-properties style:font-name="Liberation Sans" fo:font-style="normal" style:text-underline-style="none" officeooo:rsid="0134a0c2" fo:background-color="transparent" loext:char-shading-value="0" style:font-style-asian="normal" style:font-style-complex="normal"/>
    </style:style>
    <style:style style:name="T40" style:family="text">
      <style:text-properties style:font-name="Liberation Sans" fo:font-style="normal" style:text-underline-style="none" officeooo:rsid="013c55a1" fo:background-color="transparent" loext:char-shading-value="0" style:font-style-asian="normal" style:font-style-complex="normal"/>
    </style:style>
    <style:style style:name="T41" style:family="text">
      <style:text-properties officeooo:rsid="000dd66a"/>
    </style:style>
    <style:style style:name="T42" style:family="text">
      <style:text-properties officeooo:rsid="01389cce"/>
    </style:style>
    <style:style style:name="T43" style:family="text">
      <style:text-properties fo:font-weight="bold" style:font-weight-asian="bold" style:font-weight-complex="bold"/>
    </style:style>
    <style:style style:name="T44" style:family="text">
      <style:text-properties officeooo:rsid="013bdb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6"><text:span text:style-name="T7">1</text:span><text:span text:style-name="T5">2</text:span><text:span text:style-name="T6">th</text:span><text:span text:style-name="T4"> </text:span><text:span text:style-name="T8">March</text:span><text:span text:style-name="T1"> 20</text:span><text:span text:style-name="T2">2</text:span><text:span text:style-name="T3">3</text:span></text:p>
      <text:p text:style-name="P12"/>
      <text:p text:style-name="P8">Deuteronomy 32:3‭-‬4 <text:span text:style-name="T42">(NASB)</text:span></text:p>
      <text:p text:style-name="P7">For I will proclaim the name of the Lord; ascribe greatness to our God “The Rock!” <text:span text:style-name="T42">H</text:span>is work is perfect, for all his ways are just. A God of faithfulness and without <text:span text:style-name="T42">injustice</text:span>, <text:span text:style-name="T42">righteous</text:span> and upright is he.</text:p>
      <text:p text:style-name="P11"/>
      <text:p text:style-name="P10">Thanks to God</text:p>
      <text:p text:style-name="P16"><text:span text:style-name="T15">O Lord our God,</text:span><text:span text:style-name="T12"> </text:span><text:span text:style-name="T14">You </text:span><text:span text:style-name="T15">have taken </text:span><text:span text:style-name="T14">us out of darkness </text:span><text:span text:style-name="T15">and brought us </text:span><text:span text:style-name="T14">into Your marvellous light, </text:span><text:span text:style-name="T15">not because of anything we have done but because You are righteous and upright</text:span><text:span text:style-name="T12">. We thank You that </text:span><text:span text:style-name="T13">Your salvation </text:span><text:span text:style-name="T15">is all because of Your grace in sending Jesus to take our place. We deserved judgement but You have shown us unmerited mercy. You are upright and truly just, so that sin received its due penalty. Yet we are not lost for now You have adopted us into the heavenly family, calling us Your sons and daughters and granting us even the faith to believe the Good News of the Gospel.</text:span></text:p>
      <text:p text:style-name="P20"/>
      <text:p text:style-name="P13">The Wide World...<text:span text:style-name="T41"> a</text:span>nd the wider Church</text:p>
      <text:p text:style-name="P15"><text:span text:style-name="T11">We pray for t</text:span><text:span text:style-name="T9">h</text:span><text:span text:style-name="T10">is</text:span><text:span text:style-name="T9"> world </text:span><text:span text:style-name="T16">and give You thanks for the places where the Gospel is known and proclaimed. We thank You for missionaries such as the Mihalyis and Sam &amp; Dhruti Christian who have gone to distant places, but also for those who serve closer to home.</text:span></text:p>
      <text:p text:style-name="P2"/>
      <text:p text:style-name="P3">Lord, you have numbered our days. Teach us <text:span text:style-name="T43">how</text:span> to number our days. Show us how to redeem the time you have allotted so that it truly counts for eternity. <text:span text:style-name="T44">W</text:span>e seek your wisdom to set our priorities towards eternal things and <text:span text:style-name="T44">away from</text:span> the things of this world.</text:p>
      <text:p text:style-name="P4"/>
      <text:p text:style-name="P9">Ashburton</text:p>
      <text:p text:style-name="P21"><text:span text:style-name="T24">W</text:span><text:span text:style-name="T23">e thank You for Your work here </text:span><text:span text:style-name="T24">in Ashburton, </text:span><text:span text:style-name="T23">and </text:span><text:span text:style-name="T28">w</text:span><text:span text:style-name="T18">e </text:span><text:span text:style-name="T21">continue to pray for the </text:span><text:span text:style-name="T32">progress of our</text:span><text:span text:style-name="T21"> Revitalization program. </text:span><text:span text:style-name="T32">Please grant great wisdom and insight to Rod Morris as he walks beside us and mentors us through this process.</text:span></text:p>
      <text:p text:style-name="P21"><text:span text:style-name="T29"/></text:p>
      <text:p text:style-name="P22"><text:span text:style-name="T29">W</text:span><text:span text:style-name="T17">e continue to seek You for the fulfillment ofYour purposes here in the community around us. We pray that we increasingly align ourselves with Your work here, that we may proclaim in word and deed Your love and mercy, Your faithfulness and justice and Your desire to see people come to faith within this community.</text:span></text:p>
      <text:p text:style-name="P19"/>
      <text:p text:style-name="P23"><text:span text:style-name="T32">Among our own number w</text:span><text:span text:style-name="T26">e pray for restoration of health f</text:span><text:span text:style-name="T29">or</text:span><text:span text:style-name="T26"> Diane, Shiun </text:span><text:span text:style-name="T33">and for</text:span><text:span text:style-name="T26"> Russell </text:span><text:span text:style-name="T28">and Jocelyn. </text:span><text:span text:style-name="T33">We also uphold</text:span><text:span text:style-name="T28"> </text:span><text:span text:style-name="T26">Steph and Callum,</text:span><text:span text:style-name="T27"> </text:span><text:span text:style-name="T33">and</text:span><text:span text:style-name="T32"> thank You for Levi’s progress. </text:span><text:span text:style-name="T33">We</text:span><text:span text:style-name="T32"> continue to pray for his growth so that he can be released from hospital soon.</text:span></text:p>
      <text:p text:style-name="P5"/>
      <text:p text:style-name="P14"><text:span text:style-name="T22">W</text:span><text:span text:style-name="T34">e </text:span><text:span text:style-name="T38">give thanks</text:span><text:span text:style-name="T34"> for </text:span><text:span text:style-name="T39">Your Word which is freely available to us, which we can read for ourselves as well as hearing it proclaimed publicly. We pray for </text:span><text:span text:style-name="T32">Grant Lawry</text:span><text:span text:style-name="T34"> as he preach</text:span><text:span text:style-name="T19">es </text:span><text:span text:style-name="T20">today:</text:span><text:span text:style-name="T19"> </text:span><text:span text:style-name="T31">giving </text:span><text:span text:style-name="T28">thank</text:span><text:span text:style-name="T31">s</text:span><text:span text:style-name="T28"> </text:span><text:span text:style-name="T31">for his preparation under </text:span><text:span text:style-name="T28">You</text:span><text:span text:style-name="T31">r</text:span><text:span text:style-name="T28"> guidance, and w</text:span><text:span text:style-name="T25">e pray </text:span><text:span text:style-name="T28">that we</text:span><text:span text:style-name="T25"> too </text:span><text:span text:style-name="T28">will know </text:span><text:span text:style-name="T31">that heavenly</text:span><text:span text:style-name="T28"> guidance. </text:span><text:span text:style-name="T31">May</text:span><text:span text:style-name="T25"> we </text:span><text:span text:style-name="T31">live out the truth of Your powerful response to faithful prayer, so that we </text:span><text:span text:style-name="T25">bring </text:span><text:span text:style-name="T28">honour</text:span><text:span text:style-name="T25"> to the Name of Jesus</text:span><text:span text:style-name="T35">, </text:span><text:span text:style-name="T37">our Lord and Saviour,</text:span><text:span text:style-name="T36"> </text:span><text:span text:style-name="T40">Who is also our Great High Priest before Your Throne, </text:span><text:span text:style-name="T36">Amen.</text:span></text:p>
      <text:p text:style-name="P17">Our Father, Who is in heaven,<text:line-break/>hallowed be Your name;<text:line-break/>Your kingdom come;<text:line-break/>Your will be done,<text:line-break/>on earth as it is in heaven.</text:p>
      <text:p text:style-name="P18"/>
      <text:p text:style-name="P18">Give us this day our daily bread.<text:line-break/>And forgive us our trespasses,<text:line-break/>as we forgive those that trespass against us.<text:line-break/>Lead us not into temptation;<text:line-break/>but deliver us from evil.</text:p>
      <text:p text:style-name="P18"/>
      <text:p text:style-name="P18">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Roboto" svg:font-family="Roboto, Arial, sans-serif"/>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3-03-11T22:18:07.834248452</dc:date>
    <meta:editing-duration>PT11H30M53S</meta:editing-duration>
    <meta:editing-cycles>134</meta:editing-cycles>
    <meta:generator>LibreOffice/7.3.7.2$Linux_X86_64 LibreOffice_project/30$Build-2</meta:generator>
    <meta:print-date>2022-11-12T21:41:23.154044675</meta:print-date>
    <meta:document-statistic meta:table-count="0" meta:image-count="0" meta:object-count="0" meta:page-count="2" meta:paragraph-count="17" meta:word-count="574" meta:character-count="3083" meta:non-whitespace-character-count="2530"/>
  </office:meta>
</office:document-meta>
</file>